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9757" officeooo:paragraph-rsid="001f9757"/>
    </style:style>
    <style:style style:name="P2" style:family="paragraph" style:parent-style-name="Standard">
      <style:paragraph-properties fo:text-align="center" style:justify-single-word="false"/>
      <style:text-properties officeooo:rsid="001f9757" officeooo:paragraph-rsid="001f9757"/>
    </style:style>
    <style:style style:name="P3" style:family="paragraph" style:parent-style-name="Standard">
      <style:paragraph-properties fo:text-align="center" style:justify-single-word="false"/>
      <style:text-properties fo:font-size="14pt" officeooo:rsid="001f9757" officeooo:paragraph-rsid="001f9757" style:font-size-asian="14pt" style:font-size-complex="14pt"/>
    </style:style>
    <style:style style:name="P4" style:family="paragraph" style:parent-style-name="Standard">
      <style:text-properties officeooo:rsid="00217daa" officeooo:paragraph-rsid="00217daa"/>
    </style:style>
    <style:style style:name="P5" style:family="paragraph" style:parent-style-name="Standard">
      <style:text-properties officeooo:rsid="002298e8" officeooo:paragraph-rsid="002298e8"/>
    </style:style>
    <style:style style:name="P6" style:family="paragraph" style:parent-style-name="Standard">
      <style:text-properties officeooo:rsid="00255612" officeooo:paragraph-rsid="00255612"/>
    </style:style>
    <style:style style:name="P7" style:family="paragraph">
      <style:paragraph-properties fo:text-align="center"/>
    </style:style>
    <style:style style:name="T1" style:family="text">
      <style:text-properties officeooo:rsid="00217daa"/>
    </style:style>
    <style:style style:name="T2" style:family="text">
      <style:text-properties officeooo:rsid="0023ce67"/>
    </style:style>
    <style:style style:name="T3" style:family="text">
      <style:text-properties officeooo:rsid="0024086d"/>
    </style:style>
    <style:style style:name="T4" style:family="text">
      <style:text-properties officeooo:rsid="00278a1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marker-start="Arrowheads_20_1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marker-start="Arrowheads_20_1" draw:fill="none" draw:fill-color="#ffffff" fo:min-height="0.333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ute or Not, a Project with <text:span text:style-name="T4">the</text:span> PetFinder <text:span text:style-name="T4">API</text:span></text:p>
      <text:p text:style-name="P3">Designed and Developed by Jessica Lester</text:p>
      <text:p text:style-name="P2"/>
      <text:p text:style-name="P1"/>
      <text:p text:style-name="P1">Project Purpose:</text:p>
      <text:p text:style-name="P1"/>
      <text:p text:style-name="P1">The <text:span text:style-name="T1">primary</text:span> purpose of this project is <text:span text:style-name="T1">educational;</text:span> to gain a better handle on Python, RESTful APIs, PyQt and MySQL interfacing with Python. <text:s/></text:p>
      <text:p text:style-name="P4">The secondary purpose is to <text:span text:style-name="T3">pull animal photos from petfinder.com so the </text:span>animal's cuteness <text:span text:style-name="T3">can be rated</text:span> on a relative scale, through a <text:span text:style-name="T3">Python, REST and a </text:span>PyQt interface. <text:s/>The animal's cute rating will be stored in a MySQL database to be viewed on a PyQt leaderboard. </text:p>
      <text:p text:style-name="P5">Cute or Not is designed to be used by the developer and close individuals, this is not developed <text:span text:style-name="T2">for</text:span> large distribution. </text:p>
      <text:p text:style-name="P5"/>
      <text:p text:style-name="P5"/>
      <text:p text:style-name="P5"/>
      <text:p text:style-name="P6">High level Entities:</text:p>
      <text:p text:style-name="P6"/>
      <text:p text:style-name="P6"/>
      <text:p text:style-name="P6"/>
      <text:p text:style-name="P6"/>
      <text:p text:style-name="P6"><draw:custom-shape text:anchor-type="paragraph" draw:z-index="0" draw:style-name="gr1" draw:text-style-name="P7" svg:width="0.9276in" svg:height="0.6878in" svg:x="4.4528in" svg:y="1.739in"><text:p text:style-name="P7">Leaderboard </text:p><text:p text:style-name="P7">Data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" draw:style-name="gr1" draw:text-style-name="P7" svg:width="1.1669in" svg:height="0.7815in" svg:x="1.5256in" svg:y="1.6138in"><text:p text:style-name="P7">PetFinder.com's</text:p><text:p text:style-name="P7">Public Data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text:anchor-type="paragraph" draw:z-index="2" draw:style-name="gr2" draw:text-style-name="P7" svg:x1="4.911in" svg:y1="1.739in" svg:x2="4.911in" svg:y2="0.8953in"><text:p/></draw:line><draw:line text:anchor-type="paragraph" draw:z-index="3" draw:style-name="gr3" draw:text-style-name="P7" svg:x1="2.1402in" svg:y1="0.7701in" svg:x2="2.1299in" svg:y2="1.6138in"><text:p/></draw:line><draw:frame text:anchor-type="paragraph" draw:z-index="4" draw:style-name="gr4" svg:width="1.2295in" svg:height="0.576in" svg:x="2.2236in" svg:y="1.0201in"><draw:text-box><text:p>Python</text:p><text:p>REST</text:p><text:p>Urllib2 module</text:p></draw:text-box></draw:frame><draw:frame text:anchor-type="paragraph" draw:z-index="5" draw:style-name="gr5" svg:width="1.3961in" svg:height="0.576in" svg:x="5.0673in" svg:y="1.1035in"><draw:text-box><text:p>Python</text:p><text:p>MySQL</text:p><text:p>MySQLdb modul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8:18:27.395817376</meta:creation-date>
    <dc:date>2015-01-22T18:44:55.084953281</dc:date>
    <meta:editing-duration>PT18M18S</meta:editing-duration>
    <meta:editing-cycles>10</meta:editing-cycles>
    <meta:generator>LibreOffice/4.2.6.3$Linux_X86_64 LibreOffice_project/420m0$Build-3</meta:generator>
    <meta:document-statistic meta:table-count="0" meta:image-count="0" meta:object-count="0" meta:page-count="1" meta:paragraph-count="7" meta:word-count="111" meta:character-count="651" meta:non-whitespace-character-count="542"/>
  </office:meta>
</office:document-meta>
</file>